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2in"/>
    </style:style>
    <style:style style:name="co2" style:family="table-column">
      <style:table-column-properties fo:break-before="auto" style:column-width="1.4583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4799in"/>
    </style:style>
    <style:style style:name="co5" style:family="table-column">
      <style:table-column-properties fo:break-before="auto" style:column-width="0.68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28">
            <text:p>Surface temperature</text:p>
          </table:table-cell>
          <table:table-cell table:style-name="ce5" office:value-type="string" calcext:value-type="string">
            <text:p>Climate zones</text:p>
          </table:table-cell>
          <table:table-cell table:style-name="ce6" office:value-type="string" calcext:value-type="string">
            <text:p>ENSO</text:p>
          </table:table-cell>
          <table:table-cell table:style-name="ce6" office:value-type="string" calcext:value-type="string">
            <text:p>IOD</text:p>
          </table:table-cell>
          <table:table-cell table:style-name="ce6" office:value-type="string" calcext:value-type="string">
            <text:p>NAO</text:p>
          </table:table-cell>
          <table:table-cell table:style-name="ce6" office:value-type="string" calcext:value-type="string">
            <text:p>PDO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Tropical</text:p>
          </table:table-cell>
          <table:table-cell table:style-name="ce7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Longwave radiation</text:p>
          </table:table-cell>
          <table:table-cell office:value-type="string" calcext:value-type="string">
            <text:p>2,4</text:p>
          </table:table-cell>
          <table:table-cell/>
          <table:table-cell office:value-type="string" calcext:value-type="string">
            <text:p>3,9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- Temperatu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,1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table:number-columns-repeated="4"/>
        </table:table-row>
        <table:table-row table:style-name="ro1">
          <table:covered-table-cell/>
          <table:table-cell table:style-name="ce5" office:value-type="string" calcext:value-type="string">
            <text:p>Temperate</text:p>
          </table:table-cell>
          <table:table-cell table:style-name="ce7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Temperatur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6,1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Solar radiation</text:p>
          </table:table-cell>
          <table:table-cell table:number-columns-repeated="4"/>
        </table:table-row>
        <table:table-row table:style-name="ro1">
          <table:covered-table-cell/>
          <table:table-cell table:style-name="ce5" office:value-type="string" calcext:value-type="string">
            <text:p>Cold</text:p>
          </table:table-cell>
          <table:table-cell table:style-name="ce7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Temperature</text:p>
          </table:table-cell>
          <table:table-cell office:value-type="string" calcext:value-type="string">
            <text:p>20,30,32</text:p>
          </table:table-cell>
          <table:table-cell/>
          <table:table-cell office:value-type="string" calcext:value-type="string">
            <text:p>20-21</text:p>
          </table:table-cell>
          <table:table-cell office:value-type="string" calcext:value-type="string">
            <text:p>19,22-23,28,30,32,44,46</text:p>
          </table:table-cell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office:value-type="string" calcext:value-type="string">
            <text:p>19-20,41,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34,43</text:p>
          </table:table-cell>
        </table:table-row>
        <table:table-row table:style-name="ro1">
          <table:covered-table-cell/>
          <table:table-cell office:value-type="string" calcext:value-type="string">
            <text:p>- Solar radiation</text:p>
          </table:table-cell>
          <table:table-cell table:number-columns-repeated="2"/>
          <table:table-cell office:value-type="string" calcext:value-type="string">
            <text:p>30,34,45</text:p>
          </table:table-cell>
          <table:table-cell office:value-type="string" calcext:value-type="string">
            <text:p>32,34</text:p>
          </table:table-cell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Longwave radiation</text:p>
          </table:table-cell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Arid</text:p>
          </table:table-cell>
          <table:table-cell table:style-name="ce7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Temperatur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8,13-14</text:p>
          </table:table-cell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6,18</text:p>
          </table:table-cell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- Longwave radiatio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- Solar radiation</text:p>
          </table:table-cell>
          <table:table-cell table:number-columns-repeated="4"/>
        </table:table-row>
        <table:table-row table:style-name="ro1">
          <table:covered-table-cell/>
          <table:table-cell table:style-name="ce5" office:value-type="string" calcext:value-type="string">
            <text:p>Polar </text:p>
          </table:table-cell>
          <table:table-cell table:style-name="ce7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Solar radia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Longwave radiation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24">
            <text:p>Bottom temperature</text:p>
          </table:table-cell>
          <table:table-cell table:style-name="ce5" office:value-type="string" calcext:value-type="string">
            <text:p>Climate zones</text:p>
          </table:table-cell>
          <table:table-cell table:style-name="ce6" office:value-type="string" calcext:value-type="string">
            <text:p>ENSO</text:p>
          </table:table-cell>
          <table:table-cell table:style-name="ce6" office:value-type="string" calcext:value-type="string">
            <text:p>IOD</text:p>
          </table:table-cell>
          <table:table-cell table:style-name="ce6" office:value-type="string" calcext:value-type="string">
            <text:p>NAO</text:p>
          </table:table-cell>
          <table:table-cell table:style-name="ce6" office:value-type="string" calcext:value-type="string">
            <text:p>PDO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Tropical</text:p>
          </table:table-cell>
          <table:table-cell table:style-name="ce7"/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Win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- Longwave radi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Precipitation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Solar radiatio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5" office:value-type="string" calcext:value-type="string">
            <text:p>Temperate</text:p>
          </table:table-cell>
          <table:table-cell table:style-name="ce7"/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office:value-type="string" calcext:value-type="string">
            <text:p>7,9,12</text:p>
          </table:table-cell>
          <table:table-cell/>
          <table:table-cell office:value-type="string" calcext:value-type="string">
            <text:p>12,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- Precipitatio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- Solar radiation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5" office:value-type="string" calcext:value-type="string">
            <text:p>Cold</text:p>
          </table:table-cell>
          <table:table-cell table:style-name="ce7"/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office:value-type="string" calcext:value-type="string">
            <text:p>16,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- Solar radiation</text:p>
          </table:table-cell>
          <table:table-cell/>
          <table:table-cell office:value-type="string" calcext:value-type="string">
            <text:p>34,47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 calcext:value-type="string">
            <text:p>- Wind</text:p>
          </table:table-cell>
          <table:table-cell office:value-type="string" calcext:value-type="string">
            <text:p>21,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- Precipitation</text:p>
          </table:table-cell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- Longwave radiation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Arid</text:p>
          </table:table-cell>
          <table:table-cell table:style-name="ce7"/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office:value-type="string" calcext:value-type="string">
            <text:p>6,12,17,19,20,24</text:p>
          </table:table-cell>
          <table:table-cell table:number-columns-repeated="2"/>
          <table:table-cell office:value-type="string" calcext:value-type="string">
            <text:p>6,12-1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- Win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- Precipitation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5" office:value-type="string" calcext:value-type="string">
            <text:p>Polar 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table:style-name="ce7"/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Win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6:13:10.599340167</meta:creation-date>
    <dc:date>2024-08-22T16:25:31.829325886</dc:date>
    <meta:editing-duration>PT12M21S</meta:editing-duration>
    <meta:editing-cycles>2</meta:editing-cycles>
    <meta:generator>LibreOffice/7.3.7.2$Linux_X86_64 LibreOffice_project/30$Build-2</meta:generator>
    <meta:document-statistic meta:table-count="1" meta:cell-count="115" meta:object-count="0"/>
  </office:meta>
</office:document-meta>
</file>